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has been several months since our last
excursion together, Gaor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It cannot be helped, Your Highness. We
have been assailed by an unprecedented
number of demons, as of lat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"We would not even have been able to control
the uproar in Deni Desert were it not
for the help of the desert rangers."</text:p>
          </table:table-cell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Quite.</text:p>
          </table:table-cell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 office:value-type="string">
            <text:p>Even our researchers were at a loss as to
the root cause of the inciden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 office:value-type="string">
            <text:p>Knight Commander Gaora
"At any rate, 'tis all new territory to u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ncidentally, Your Highness, concerning what
I asked before we set off..."</text:p>
          </table:table-cell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 office:value-type="string">
            <text:p>Ah, yes, the reason for today's sorti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 office:value-type="string">
            <text:p>Knight Commander Gaora
"Inde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 office:value-type="string">
            <text:p>Knight Commander Gaora
"As you know, the demons continue to wreak
havoc across the lands, and we can only reach
the Heavenly Palace on foo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So, why..."</text:p>
          </table:table-cell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reaking havoc across the lands...</text:p>
          </table:table-cell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 office:value-type="string">
            <text:p>That is precisely my point, Gaora.</text:p>
          </table:table-cell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 office:value-type="string">
            <text:p>Did you know? Once upon a time, it was the
wielders of the Power of Angels, the
Heavenly Maiden, who felled the demons and
their leader, and restored peace.</text:p>
          </table:table-cell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 office:value-type="string">
            <text:p>And just where was it that she received
that blessing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Yes. It was none other than the Heavenly
Palace at which the legendary—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 office:value-type="string">
            <text:p>Knight Commander Gaora
"Eh?! Your Highness, you cannot mean...
The reason we are visiting the Heavenly
Palace today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 office:value-type="string">
            <text:p>Knight Commander Gaora
"You plan to receive the Power of Angels?!?!"</text:p>
          </table:table-cell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e?</text:p>
          </table:table-cell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 office:value-type="string">
            <text:p>Fufufu! What are you saying, Gaora!</text:p>
          </table:table-cell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 office:value-type="string">
            <text:p>That I would become a Heavenly Maiden?
How preposterous!! Fufufufu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Th-Then I am wrong...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thought, surely..."</text:p>
          </table:table-cell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, I suppose you are not too far off
the mark.</text:p>
          </table:table-cell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 office:value-type="string">
            <text:p>The number of demon-related incidents is
continuing to rise, these days.</text:p>
          </table:table-cell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 office:value-type="string">
            <text:p>However, we do not have the power to slay
demons.</text:p>
          </table:table-cell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 office:value-type="string">
            <text:p>With that in mind, my hope is that the key
to routing demons might lie at the Heavenly
Palace, the birthplace of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at is what you seek?"</text:p>
          </table:table-cell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may be a fool's errand, but perhaps
something new may reveal itself to someone
who knows nothing about the palace, such as
ourselves.</text:p>
          </table:table-cell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 office:value-type="string">
            <text:p>There can be no harm in trying, would you
not agre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 Even the princess is fighting for
the country in her own wa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...I-It appears we've arrived at the
tunnel."</text:p>
          </table:table-cell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 are going by foot from here on out, are
we not?</text:p>
          </table:table-cell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 office:value-type="string">
            <text:p>Let us walk, Gaora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